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justify"/>
    </style:style>
    <style:style style:name="T3" style:parent-style-name="Tipodeletrapredefinidodoparágrafo" style:family="text">
      <style:text-properties fo:font-size="20pt" style:font-size-asian="20pt" style:font-size-complex="20pt"/>
    </style:style>
    <style:style style:name="T4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T7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T10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T1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T19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T2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T2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text-align="justify"/>
      <style:text-properties fo:font-size="20pt" style:font-size-asian="20pt" style:font-size-complex="20pt"/>
    </style:style>
    <style:style style:name="P27" style:parent-style-name="Standard" style:family="paragraph">
      <style:paragraph-properties fo:text-align="justify"/>
    </style:style>
    <style:style style:name="T28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29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T3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3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text-align="justify"/>
      <style:text-properties fo:font-size="20pt" style:font-size-asian="20pt" style:font-size-complex="20pt"/>
    </style:style>
    <style:style style:name="P35" style:parent-style-name="Standard" style:family="paragraph">
      <style:paragraph-properties fo:text-align="justify"/>
    </style:style>
    <style:style style:name="T3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justify"/>
      <style:text-properties fo:font-size="20pt" style:font-size-asian="20pt" style:font-size-complex="20pt"/>
    </style:style>
    <style:style style:name="P38" style:parent-style-name="Standard" style:family="paragraph">
      <style:paragraph-properties fo:text-align="justify"/>
    </style:style>
    <style:style style:name="T39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40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T4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T46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47" style:parent-style-name="Tipodeletrapredefinidodoparágrafo" style:family="text">
      <style:text-properties fo:font-style="italic" style:font-style-asian="italic" style:font-style-complex="italic"/>
    </style:style>
    <style:style style:name="T48" style:parent-style-name="Tipodeletrapredefinidodoparágrafo" style:family="text">
      <style:text-properties fo:font-style="italic" style:font-style-asian="italic" style:font-style-complex="italic"/>
    </style:style>
    <style:style style:name="T49" style:parent-style-name="Tipodeletrapredefinidodoparágrafo" style:family="text">
      <style:text-properties fo:font-style="italic" style:font-style-asian="italic" style:font-style-complex="italic"/>
    </style:style>
    <style:style style:name="T50" style:parent-style-name="Tipodeletrapredefinidodoparágrafo" style:family="text">
      <style:text-properties fo:font-style="italic" style:font-style-asian="italic" style:font-style-complex="italic"/>
    </style:style>
    <style:style style:name="T51" style:parent-style-name="Tipodeletrapredefinidodoparágrafo" style:family="text">
      <style:text-properties fo:font-style="italic" style:font-style-asian="italic" style:font-style-complex="italic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T54" style:parent-style-name="Tipodeletrapredefinidodoparágrafo" style:family="text">
      <style:text-properties fo:font-style="italic" style:font-style-asian="italic" style:font-style-complex="italic"/>
    </style:style>
    <style:style style:name="T55" style:parent-style-name="Tipodeletrapredefinidodopará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6" style:parent-style-name="Tipodeletrapredefinidodoparágrafo" style:family="text">
      <style:text-properties fo:font-style="italic" style:font-style-asian="italic" style:font-style-complex="italic"/>
    </style:style>
    <style:style style:name="T57" style:parent-style-name="Tipodeletrapredefinidodopará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8" style:parent-style-name="Tipodeletrapredefinidodoparágrafo" style:family="text">
      <style:text-properties fo:font-style="italic" style:font-style-asian="italic" style:font-style-complex="italic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T61" style:parent-style-name="Tipodeletrapredefinidodoparágrafo" style:family="text">
      <style:text-properties fo:font-style="italic" style:font-style-asian="italic" style:font-style-complex="italic"/>
    </style:style>
    <style:style style:name="T62" style:parent-style-name="Tipodeletrapredefinidodopará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63" style:parent-style-name="Tipodeletrapredefinidodoparágrafo" style:family="text">
      <style:text-properties fo:font-style="italic" style:font-style-asian="italic" style:font-style-complex="italic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T66" style:parent-style-name="Tipodeletrapredefinidodoparágrafo" style:family="text">
      <style:text-properties fo:font-style="italic" style:font-style-asian="italic" style:font-style-complex="italic"/>
    </style:style>
    <style:style style:name="T67" style:parent-style-name="Tipodeletrapredefinidodopará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68" style:parent-style-name="Tipodeletrapredefinidodoparágrafo" style:family="text">
      <style:text-properties fo:font-style="italic" style:font-style-asian="italic" style:font-style-complex="italic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T71" style:parent-style-name="Tipodeletrapredefinidodoparágrafo" style:family="text">
      <style:text-properties fo:font-style="italic" style:font-style-asian="italic" style:font-style-complex="italic"/>
    </style:style>
    <style:style style:name="T72" style:parent-style-name="Tipodeletrapredefinidodopará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73" style:parent-style-name="Tipodeletrapredefinidodoparágrafo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MODELO RELACIONAL</text:p>
      <text:p text:style-name="P2"><text:span text:style-name="T3"><text:line-break/></text:span>PESSOA(i<text:span text:style-name="T4">d</text:span>, nome, dataNascimento, morada, telefone, email)</text:p>
      <text:p text:style-name="P5"/>
      <text:p text:style-name="P6">CLIENTE(i<text:span text:style-name="T7">d</text:span><text:s/>→ PESSOA, id_carta_conducao, validade_carta, data_emissao_carta)</text:p>
      <text:p text:style-name="P8"/>
      <text:p text:style-name="P9">FUNCIONARIO(<text:span text:style-name="T10">id</text:span><text:s/>→ PESSOA, horas_semanais, salario_hora)</text:p>
      <text:p text:style-name="P11"/>
      <text:p text:style-name="P12">CARRO(<text:span text:style-name="T13">id</text:span>, matricula, modelo → MODELO)</text:p>
      <text:p text:style-name="P14"/>
      <text:p text:style-name="P15">MODELO(<text:span text:style-name="T16">nome</text:span>, categoria, marca → MARCA)</text:p>
      <text:p text:style-name="P17"/>
      <text:p text:style-name="P18">MARCA(<text:span text:style-name="T19">nome</text:span>)</text:p>
      <text:p text:style-name="P20"/>
      <text:p text:style-name="P21">SEGURADORA(<text:span text:style-name="T22">nome</text:span>, morada, telefone, email)</text:p>
      <text:p text:style-name="P23"/>
      <text:p text:style-name="P24">SEGURO(<text:span text:style-name="T25">id</text:span>, tipo, descrição, preço)</text:p>
      <text:p text:style-name="P26"/>
      <text:p text:style-name="P27">ALUGUER_SEGURO(<text:span text:style-name="T28">idAluguer<text:s/></text:span>→ ALUGUER,<text:s/><text:span text:style-name="T29">idSeguro<text:s/></text:span>→ SEGURO)</text:p>
      <text:p text:style-name="P30"/>
      <text:p text:style-name="P31">SEGURADORA_SEGURO(<text:span text:style-name="T32">seguradora</text:span><text:s/>→ SEGURADORA,<text:s/><text:span text:style-name="T33">seguro</text:span><text:s/>→ SEGURO)</text:p>
      <text:p text:style-name="P34"/>
      <text:p text:style-name="P35">PLANO DE ALUGUER(<text:span text:style-name="T36">id,</text:span>nome,descrição,preçoDiária)</text:p>
      <text:p text:style-name="P37"/>
      <text:p text:style-name="P38">PLANO DE ALUGUER_MODELO(<text:span text:style-name="T39">aid</text:span><text:s/>→ PLANO DE ALUGUER,<text:span text:style-name="T40"><text:s/>nome<text:s/></text:span>→ MODELO)</text:p>
      <text:p text:style-name="P41"/>
      <text:p text:style-name="P42">EXTRA(<text:span text:style-name="T43">id,</text:span>nome,descrição,valor)</text:p>
      <text:p text:style-name="P44"/>
      <text:p text:style-name="P45">ALUGUER(<text:span text:style-name="T46">id</text:span>,clienteID→CLIENTE,morada→LOCAL_LEVANTAMENTO,planoID → PLANO DE ALUGUER,<text:span text:style-name="T47">dataInicio,dataF</text:span><text:span text:style-name="T48">i</text:span><text:span text:style-name="T49">m,horaInicio,horaF</text:span><text:span text:style-name="T50">i</text:span><text:span text:style-name="T51">m)</text:span></text:p>
      <text:p text:style-name="P52"/>
      <text:p text:style-name="P53"><text:span text:style-name="T54">QUANTIDADE(</text:span><text:span text:style-name="T55">aluguerID<text:s/></text:span><text:span text:style-name="T56">→ ALUGUER,<text:s/></text:span><text:span text:style-name="T57">extraID<text:s/></text:span><text:span text:style-name="T58">→ EXTRA, qtd)</text:span></text:p>
      <text:p text:style-name="P59"/>
      <text:p text:style-name="P60"><text:span text:style-name="T61">ENTREGA(</text:span><text:span text:style-name="T62">aluguerID<text:s/></text:span><text:span text:style-name="T63">→ ALUGUER, funcionarioID → FUNCIONÁRIO, estadoVeiculo)</text:span></text:p>
      <text:p text:style-name="P64"/>
      <text:p text:style-name="P65"><text:span text:style-name="T66">DEVOLUÇÃO(</text:span><text:span text:style-name="T67">aluguerID<text:s/></text:span><text:span text:style-name="T68">→ ALUGUER, funcionarioID → FUNCIONÁRIO, estadoVeiculo)</text:span></text:p>
      <text:p text:style-name="P69"/>
      <text:p text:style-name="P70"><text:span text:style-name="T71">LOCAL_LEVANTAMENTO(</text:span><text:span text:style-name="T72">morada</text:span><text:span text:style-name="T73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a</dc:creator>
    <meta:creation-date>2023-10-26T16:36:00Z</meta:creation-date>
    <dc:date>2023-11-11T14:34:00Z</dc:date>
    <meta:template xlink:href="Normal.dotm" xlink:type="simple"/>
    <meta:editing-cycles>4</meta:editing-cycles>
    <meta:editing-duration>PT540S</meta:editing-duration>
    <meta:document-statistic meta:page-count="1" meta:paragraph-count="1" meta:word-count="155" meta:character-count="997" meta:row-count="7" meta:non-whitespace-character-count="843"/>
  </office:meta>
</office:document-meta>
</file>